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6faa" officeooo:paragraph-rsid="00166f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ASK TESTING PROJECT </text:p>
      <text:p text:style-name="P1"/>
      <text:p text:style-name="P1">mkdir flask_testing_project</text:p>
      <text:p text:style-name="P1">cd flask_testing_project</text:p>
      <text:p text:style-name="P1">touch app.py</text:p>
      <text:p text:style-name="P1">mkdir templates</text:p>
      <text:p text:style-name="P1">touch templates/tasks.html</text:p>
      <text:p text:style-name="P1">mkdir tests</text:p>
      <text:p text:style-name="P1">touch tests/test_app.py</text:p>
      <text:p text:style-name="P1">touch tests/test_interfaz.py</text:p>
      <text:p text:style-name="P1">touch locustfile.py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7:29:00.766454176</meta:creation-date>
    <dc:date>2025-01-07T19:50:10.036303500</dc:date>
    <meta:editing-duration>PT2H21M9S</meta:editing-duration>
    <meta:editing-cycles>1</meta:editing-cycles>
    <meta:document-statistic meta:table-count="0" meta:image-count="0" meta:object-count="0" meta:page-count="1" meta:paragraph-count="10" meta:word-count="21" meta:character-count="207" meta:non-whitespace-character-count="195"/>
    <meta:generator>LibreOffice/7.5.9.2$Linux_X86_64 LibreOffice_project/50$Build-2</meta:generator>
  </office:meta>
</office:document-meta>
</file>